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LUKE 2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23:1-25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CRUCIFIXION (23:1-25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 stands before Pilate for the first time (23:1-5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 stands before Pilate for the first time (23:1-5).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charge (23:1-2, 5):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charge (23:1-2, 5):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He is a political rebel (23:1-2a, 5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 is a religious blasphemer (23:2b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Jesus stands before Pilate for the first time (23:1-5).<text:s text:c="1"/></text:span><text:span text:style-name="a529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charge (23:1-2, 5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cross-examination (23: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(initial) conclusion (23: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EVENTS PRECEDING THE CRUCIFIXION (23:1-25)<text:s text:c="1"/></text:span><text:span text:style-name="a547" text:class-names=""/></text:p>
          </draw:text-box>
          <svg:title/>
          <svg:desc/>
        </draw:frame>
        <draw:frame draw:id="id101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Jesus stands before Pilate for the first time (23:1-5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Jesus stands before Herod Antipas (23:6-12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12-tx-Title-and-Text" presentation:presentation-page-layout-name="Master1-PPL12" draw:id="Slide-262">
        <draw:frame draw:id="id102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Jesus stands before Herod Antipas (23:6-12).<text:s text:c="1"/></text:span><text:span text:style-name="a562" text:class-names=""/></text:p>
          </draw:text-box>
          <svg:title/>
          <svg:desc/>
        </draw:frame>
        <draw:frame draw:id="id103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deference to Herod (23:6-7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desire of Herod (23:8-9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derision by Herod (23:10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8" draw:style-name="a578" draw:master-page-name="Master1-Layout12-tx-Title-and-Text" presentation:presentation-page-layout-name="Master1-PPL12" draw:id="Slide-263">
        <draw:frame draw:id="id104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derision by Herod (23:10-12)<text:s text:c="1"/></text:span><text:span text:style-name="a580" text:class-names=""/></text:p>
          </draw:text-box>
          <svg:title/>
          <svg:desc/>
        </draw:frame>
        <draw:frame draw:id="id105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Jesus is ridiculed by Herod (23:10-11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Herod is reconciled with Pilate (23:1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9" draw:style-name="a593" draw:master-page-name="Master1-Layout12-tx-Title-and-Text" presentation:presentation-page-layout-name="Master1-PPL12" draw:id="Slide-264">
        <draw:frame draw:id="id106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esus stands before Herod Antipas (23:6-12).<text:s text:c="1"/></text:span><text:span text:style-name="a595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deference to Herod (23:6-7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desire of Herod (23:8-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derision by Herod (23:10-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EVENTS PRECEDING THE CRUCIFIXION (23:1-25)<text:s text:c="1"/></text:span><text:span text:style-name="a613" text:class-names=""/></text:p>
          </draw:text-box>
          <svg:title/>
          <svg:desc/>
        </draw:frame>
        <draw:frame draw:id="id109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Jesus stands before Pilate for the first time (23:1-5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Jesus stands before Herod Antipas (23:6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Jesus stands before Pilate for the second time (23:13-25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-title-Title-Slide" presentation:presentation-page-layout-name="Master1-PPL1" draw:id="Slide-266">
        <draw:frame draw:id="id110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Jesus stands before Pilate for the second time (23:13-25).<text:s text:c="1"/></text:span><text:span text:style-name="a631" text:class-names=""/></text:p>
          </draw:text-box>
          <svg:title/>
          <svg:desc/>
        </draw:frame>
        <draw:frame draw:id="id111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The conclusion (23:13-15):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2" draw:style-name="a639" draw:master-page-name="Master1-Layout12-tx-Title-and-Text" presentation:presentation-page-layout-name="Master1-PPL12" draw:id="Slide-267">
        <draw:frame draw:id="id112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conclusion (23:13-15):<text:s text:c="1"/></text:span><text:span text:style-name="a641" text:class-names=""/></text:p>
          </draw:text-box>
          <svg:title/>
          <svg:desc/>
        </draw:frame>
        <draw:frame draw:id="id113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Pilate has found him guiltless (23:13-14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rod has found him guiltless (23:15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3" draw:style-name="a654" draw:master-page-name="Master1-Layout12-tx-Title-and-Text" presentation:presentation-page-layout-name="Master1-PPL12" draw:id="Slide-268">
        <draw:frame draw:id="id114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Jesus stands before Pilate for the second time (23:13-25).<text:s text:c="1"/></text:span><text:span text:style-name="a656" text:class-names=""/></text:p>
          </draw:text-box>
          <svg:title/>
          <svg:desc/>
        </draw:frame>
        <draw:frame draw:id="id115" presentation:style-name="a671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nclusion (23:13-15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ustom (23:17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23:18-2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4" draw:style-name="a672" draw:master-page-name="Master1-Layout12-tx-Title-and-Text" presentation:presentation-page-layout-name="Master1-PPL12" draw:id="Slide-269">
        <draw:frame draw:id="id116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choice (23:18-21):<text:s text:c="1"/></text:span><text:span text:style-name="a674" text:class-names=""/></text:p>
          </draw:text-box>
          <svg:title/>
          <svg:desc/>
        </draw:frame>
        <draw:frame draw:id="id117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"Release Barabbas to us!" (23:18b-19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"Crucify him \[Jesus\]!" (23:18a, 20-2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5" draw:style-name="a687" draw:master-page-name="Master1-Layout12-tx-Title-and-Text" presentation:presentation-page-layout-name="Master1-PPL12" draw:id="Slide-270">
        <draw:frame draw:id="id118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Jesus stands before Pilate for the second time (23:13-25).<text:s text:c="1"/></text:span><text:span text:style-name="a689" text:class-names=""/></text:p>
          </draw:text-box>
          <svg:title/>
          <svg:desc/>
        </draw:frame>
        <draw:frame draw:id="id119" presentation:style-name="a707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conclusion (23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ustom (23:17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choice (23:18-21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capitulation (23:16, 22-2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6" draw:style-name="a708" draw:master-page-name="Master1-Layout12-tx-Title-and-Text" presentation:presentation-page-layout-name="Master1-PPL12" draw:id="Slide-271">
        <draw:frame draw:id="id120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capitulation (23:16, 22-25):<text:s text:c="1"/></text:span><text:span text:style-name="a710" text:class-names=""/></text:p>
          </draw:text-box>
          <svg:title/>
          <svg:desc/>
        </draw:frame>
        <draw:frame draw:id="id121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e chastens and condemns Jesus (23:16, 22-24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e releases Barabbas (16:25).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7" draw:style-name="a723" draw:master-page-name="Master1-Layout12-tx-Title-and-Text" presentation:presentation-page-layout-name="Master1-PPL12" draw:id="Slide-272">
        <draw:frame draw:id="id122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Jesus stands before Pilate for the second time (23:13-25).<text:s text:c="1"/></text:span><text:span text:style-name="a725" text:class-names=""/></text:p>
          </draw:text-box>
          <svg:title/>
          <svg:desc/>
        </draw:frame>
        <draw:frame draw:id="id123" presentation:style-name="a743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conclusion (23:13-15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ustom (23:17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hoice (23:18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apitulation (23:16, 22-25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8" draw:style-name="a744" draw:master-page-name="Master1-Layout12-tx-Title-and-Text" presentation:presentation-page-layout-name="Master1-PPL12" draw:id="Slide-273">
        <draw:frame draw:id="id124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EVENTS PRECEDING THE CRUCIFIXION (23:1-25)<text:s text:c="1"/></text:span><text:span text:style-name="a746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Jesus stands before Pilate for the first time (23:1-5).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Jesus stands before Herod Antipas (23:6-12).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Jesus stands before Pilate for the second time (23:13-25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LUKE 23</text:span><text:span text:style-name="a764" text:class-names=""/></text:p>
          </draw:text-box>
          <svg:title/>
          <svg:desc/>
        </draw:frame>
        <draw:frame draw:id="id127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EVENTS PRECEDING THE CRUCIFIXION (23:1-2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EVENTS DURING THE CRUCIFIXION (23:26-44, 46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20" draw:style-name="a777" draw:master-page-name="Master1-Layout12-tx-Title-and-Text" presentation:presentation-page-layout-name="Master1-PPL12" draw:id="Slide-275">
        <draw:frame draw:id="id128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EVENTS DURING THE CRUCIFIXION (23:26-44, 46)<text:s text:c="1"/></text:span><text:span text:style-name="a779" text:class-names=""/></text:p>
          </draw:text-box>
          <svg:title/>
          <svg:desc/>
        </draw:frame>
        <draw:frame draw:id="id129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The carrier of the cross (23:2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he crying concerning the cross (23:27-31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1" draw:style-name="a792" draw:master-page-name="Master1-Layout12-tx-Title-and-Text" presentation:presentation-page-layout-name="Master1-PPL12" draw:id="Slide-276">
        <draw:frame draw:id="id130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crying concerning the cross (23:27-31)<text:s text:c="1"/></text:span><text:span text:style-name="a794" text:class-names=""/></text:p>
          </draw:text-box>
          <svg:title/>
          <svg:desc/>
        </draw:frame>
        <draw:frame draw:id="id131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pain of the maidens (23:27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prophecy of the Messiah (23:28-31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2" draw:style-name="a807" draw:master-page-name="Master1-Layout12-tx-Title-and-Text" presentation:presentation-page-layout-name="Master1-PPL12" draw:id="Slide-277">
        <draw:frame draw:id="id132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EVENTS DURING THE CRUCIFIXION (23:26-44, 46)<text:s text:c="1"/></text:span><text:span text:style-name="a809" text:class-names=""/></text:p>
          </draw:text-box>
          <svg:title/>
          <svg:desc/>
        </draw:frame>
        <draw:frame draw:id="id133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carrier of the cross (23:26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crying concerning the cross (23:27-31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criminals alongside the cross (23:32-3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calls from the cross (23:34a, 43, 46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3" draw:style-name="a828" draw:master-page-name="Master1-Layout1-title-Title-Slide" presentation:presentation-page-layout-name="Master1-PPL1" draw:id="Slide-278">
        <draw:frame draw:id="id134" presentation:style-name="a832" draw:name="Title 1" svg:x="1.38in" svg:y="0.83in" svg:width="10.3in" svg:height="4.42in" presentation:class="title" presentation:placeholder="false">
          <draw:text-box>
            <text:p text:style-name="a831" text:class-names="" text:cond-style-name=""><text:span text:style-name="a829" text:class-names=""><text:s text:c="1"/>The calls from the cross (23:34a, 43, 46):<text:s text:c="1"/></text:span><text:span text:style-name="a830" text:class-names=""/></text:p>
          </draw:text-box>
          <svg:title/>
          <svg:desc/>
        </draw:frame>
        <draw:frame draw:id="id135" presentation:style-name="a837" draw:name="Subtitle 2" svg:x="1.38in" svg:y="5.25in" svg:width="10.3in" svg:height="1.85in" presentation:class="subtitle" presentation:placeholder="false">
          <draw:text-box>
            <text:p text:style-name="a834" text:class-names="" text:cond-style-name=""><text:span text:style-name="a833" text:class-names=""><text:s text:c="1"/>The first and final ones are addressed to the Father in heaven (23:34a, 46).<text:s text:c="1"/></text:span></text:p>
            <text:p text:style-name="a836" text:class-names="" text:cond-style-name=""><text:span text:style-name="a835" text:class-names=""/></text:p>
          </draw:text-box>
          <svg:title/>
          <svg:desc/>
        </draw:frame>
      </draw:page>
      <draw:page draw:name="Slide24" draw:style-name="a838" draw:master-page-name="Master1-Layout12-tx-Title-and-Text" presentation:presentation-page-layout-name="Master1-PPL12" draw:id="Slide-279">
        <draw:frame draw:id="id136" presentation:style-name="a842" draw:name="Title 1" svg:x="1.38in" svg:y="0.4in" svg:width="10.6in" svg:height="1.44965in" presentation:class="title" presentation:placeholder="false">
          <draw:text-box>
            <text:p text:style-name="a841" text:class-names="" text:cond-style-name=""><text:span text:style-name="a839" text:class-names=""><text:s text:c="1"/>The first and final ones are addressed to the Father in heaven (23:34a, 46).<text:s text:c="1"/></text:span><text:span text:style-name="a840" text:class-names=""/></text:p>
          </draw:text-box>
          <svg:title/>
          <svg:desc/>
        </draw:frame>
        <draw:frame draw:id="id137" presentation:style-name="a852" draw:name="Text Placeholder 2" svg:x="1.38in" svg:y="2in" svg:width="9.4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"Father, forgive these people, because they don't know what they are doing" (23:34a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"Father, I entrust my spirit into your hands!" (23:46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25" draw:style-name="a853" draw:master-page-name="Master1-Layout12-tx-Title-and-Text" presentation:presentation-page-layout-name="Master1-PPL12" draw:id="Slide-280">
        <draw:frame draw:id="id138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4" text:class-names=""><text:s text:c="1"/>The calls from the cross (23:34a, 43, 46):<text:s text:c="1"/></text:span><text:span text:style-name="a855" text:class-names=""/></text:p>
          </draw:text-box>
          <svg:title/>
          <svg:desc/>
        </draw:frame>
        <draw:frame draw:id="id139" presentation:style-name="a867" draw:name="Tex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<text:s text:c="1"/>The first and final ones are addressed to the Father in heaven (23:34a, 46).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<text:s text:c="1"/>The second one is addressed to one of the thieves, who begs Jesus to remember him in heaven (23:43):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draw:page draw:name="Slide26" draw:style-name="a868" draw:master-page-name="Master1-Layout12-tx-Title-and-Text" presentation:presentation-page-layout-name="Master1-PPL12" draw:id="Slide-281">
        <draw:frame draw:id="id140" presentation:style-name="a872" draw:name="Title 1" svg:x="1.38in" svg:y="0.4in" svg:width="10.6in" svg:height="1.44965in" presentation:class="title" presentation:placeholder="false">
          <draw:text-box>
            <text:p text:style-name="a871" text:class-names="" text:cond-style-name=""><text:span text:style-name="a869" text:class-names="">EVENTS DURING THE CRUCIFIXION (23:26-44, 46)<text:s text:c="1"/></text:span><text:span text:style-name="a870" text:class-names=""/></text:p>
          </draw:text-box>
          <svg:title/>
          <svg:desc/>
        </draw:frame>
        <draw:frame draw:id="id141" presentation:style-name="a894" draw:name="Text Placeholder 2" svg:x="1.38in" svg:y="2in" svg:width="9.4in" svg:height="4.758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3" text:class-names=""><text:s text:c="1"/>The carrier of the cross (23:26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crying concerning the cross (23:27-31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1"/>The criminals alongside the cross (23:32-33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calls from the cross (23:34a, 43, 4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The clothing beneath the cross (23:34b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The contempt for the cross (23:35-37, 3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27" draw:style-name="a895" draw:master-page-name="Master1-Layout12-tx-Title-and-Text" presentation:presentation-page-layout-name="Master1-PPL12" draw:id="Slide-282">
        <draw:frame draw:id="id142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<text:s text:c="1"/>The contempt for the cross (23:35-37, 39):<text:s text:c="1"/></text:span><text:span text:style-name="a897" text:class-names=""/></text:p>
          </draw:text-box>
          <svg:title/>
          <svg:desc/>
        </draw:frame>
        <draw:frame draw:id="id143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From the watching crowd (23:35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From the soldiers (23:36-37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From one of the thieves (23:39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28" draw:style-name="a913" draw:master-page-name="Master1-Layout13-twoColTx-Title-and-2-Column-Text" presentation:presentation-page-layout-name="Master1-PPL13" draw:id="Slide-283">
        <draw:frame draw:id="id144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EVENTS DURING THE CRUCIFIXION (23:26-44, 46)<text:s text:c="1"/></text:span><text:span text:style-name="a915" text:class-names=""/></text:p>
          </draw:text-box>
          <svg:title/>
          <svg:desc/>
        </draw:frame>
        <draw:frame draw:id="id145" presentation:style-name="a933" draw:name="Text Placeholder 2" svg:x="1.38021in" svg:y="2in" svg:width="4.61632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carrier of the cross (23:26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crying concerning the cross (23:27-31)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The criminals alongside the cross (23:32-33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The calls from the cross (23:34a, 43, 46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</draw:text-box>
          <svg:title/>
          <svg:desc/>
        </draw:frame>
        <draw:frame draw:id="id146" presentation:style-name="a949" draw:name="Text Placeholder 3" svg:x="6.16319in" svg:y="2in" svg:width="4.61632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clothing beneath the cross (23:34b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contempt for the cross (23:35-37, 39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The citation over the cross (23:38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conversion on the cross (23:40-43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<text:s text:c="1"/>The conversion on the cross (23:40-43):<text:s text:c="1"/></text:span><text:span text:style-name="a952" text:class-names=""/></text:p>
          </draw:text-box>
          <svg:title/>
          <svg:desc/>
        </draw:frame>
        <draw:frame draw:id="id148" presentation:style-name="a967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rebuke (23:40-41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request (23:42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reward (23:43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</draw:text-box>
          <svg:title/>
          <svg:desc/>
        </draw:frame>
      </draw:page>
      <draw:page draw:name="Slide30" draw:style-name="a968" draw:master-page-name="Master1-Layout13-twoColTx-Title-and-2-Column-Text" presentation:presentation-page-layout-name="Master1-PPL13" draw:id="Slide-285">
        <draw:frame draw:id="id149" presentation:style-name="a972" draw:name="Title 1" svg:x="1.38in" svg:y="0.4in" svg:width="10.6in" svg:height="1.44965in" presentation:class="title" presentation:placeholder="false">
          <draw:text-box>
            <text:p text:style-name="a971" text:class-names="" text:cond-style-name=""><text:span text:style-name="a969" text:class-names="">EVENTS DURING THE CRUCIFIXION (23:26-44, 46)<text:s text:c="1"/></text:span><text:span text:style-name="a970" text:class-names=""/></text:p>
          </draw:text-box>
          <svg:title/>
          <svg:desc/>
        </draw:frame>
        <draw:frame draw:id="id150" presentation:style-name="a988" draw:name="Text Placeholder 2" svg:x="1.38021in" svg:y="2in" svg:width="4.61632in" svg:height="4.75868in" presentation:class="outline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><text:s text:c="1"/>The carrier of the cross (23: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 crying concerning the cross (23:27-31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 criminals alongside the cross (23:32-33):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 calls from the cross (23:34a, 43, 46):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  <draw:frame draw:id="id151" presentation:style-name="a1007" draw:name="Text Placeholder 3" svg:x="6.16319in" svg:y="2in" svg:width="4.61632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The clothing beneath the cross (23:34b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The contempt for the cross (23:35-37, 39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<text:s text:c="1"/>The citation over the cross (23:38):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The conversion on the cross (23:40-43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<text:s text:c="1"/>The cloud covering above the cross (23:44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1" draw:style-name="a1008" draw:master-page-name="Master1-Layout12-tx-Title-and-Text" presentation:presentation-page-layout-name="Master1-PPL12" draw:id="Slide-286">
        <draw:frame draw:id="id152" presentation:style-name="a1012" draw:name="Title 1" svg:x="1.38in" svg:y="0.4in" svg:width="10.6in" svg:height="1.44965in" presentation:class="title" presentation:placeholder="false">
          <draw:text-box>
            <text:p text:style-name="a1011" text:class-names="" text:cond-style-name=""><text:span text:style-name="a1009" text:class-names="">LUKE 23</text:span><text:span text:style-name="a1010" text:class-names=""/></text:p>
          </draw:text-box>
          <svg:title/>
          <svg:desc/>
        </draw:frame>
        <draw:frame draw:id="id153" presentation:style-name="a1025" draw:name="Text Placeholder 2" svg:x="1.38in" svg:y="2in" svg:width="9.4in" svg:height="4.75868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EVENTS PRECEDING THE CRUCIFIXION (23:1-25)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VENTS DURING THE CRUCIFIXION (23:26-44, 46)<text:s text:c="1"/>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EVENTS FOLLOWING THE CRUCIFIXION (23:45, 47-56)<text:s text:c="1"/>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</draw:page>
      <draw:page draw:name="Slide32" draw:style-name="a1026" draw:master-page-name="Master1-Layout12-tx-Title-and-Text" presentation:presentation-page-layout-name="Master1-PPL12" draw:id="Slide-287">
        <draw:frame draw:id="id154" presentation:style-name="a1030" draw:name="Title 1" svg:x="1.38in" svg:y="0.4in" svg:width="10.6in" svg:height="1.44965in" presentation:class="title" presentation:placeholder="false">
          <draw:text-box>
            <text:p text:style-name="a1029" text:class-names="" text:cond-style-name=""><text:span text:style-name="a1027" text:class-names="">EVENTS FOLLOWING THE CRUCIFIXION (23:45, 47-56)<text:s text:c="1"/></text:span><text:span text:style-name="a1028" text:class-names=""/></text:p>
          </draw:text-box>
          <svg:title/>
          <svg:desc/>
        </draw:frame>
        <draw:frame draw:id="id155" presentation:style-name="a1046" draw:name="Text Placeholder 2" svg:x="1.38in" svg:y="2in" svg:width="9.4in" svg:height="4.7586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1" text:class-names=""><text:s text:c="1"/>The tearing of the veil (23:45):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<text:s text:c="1"/>The tribute of the centurion (23:47):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<text:s text:c="1"/>The travail of the crowd (23:48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estimony of the women (23:49, 55-56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3" draw:style-name="a1047" draw:master-page-name="Master1-Layout12-tx-Title-and-Text" presentation:presentation-page-layout-name="Master1-PPL12" draw:id="Slide-288">
        <draw:frame draw:id="id156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The testimony of the women (23:49, 55-56)<text:s text:c="1"/></text:span><text:span text:style-name="a1049" text:class-names=""/></text:p>
          </draw:text-box>
          <svg:title/>
          <svg:desc/>
        </draw:frame>
        <draw:frame draw:id="id157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Golgotha watch (23:49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graveside watch (23:55-56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34" draw:style-name="a1062" draw:master-page-name="Master1-Layout12-tx-Title-and-Text" presentation:presentation-page-layout-name="Master1-PPL12" draw:id="Slide-289">
        <draw:frame draw:id="id158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EVENTS FOLLOWING THE CRUCIFIXION (23:45, 47-56)<text:s text:c="1"/></text:span><text:span text:style-name="a1064" text:class-names=""/></text:p>
          </draw:text-box>
          <svg:title/>
          <svg:desc/>
        </draw:frame>
        <draw:frame draw:id="id159" presentation:style-name="a1085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<text:s text:c="1"/>The tearing of the veil (23:45):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<text:s text:c="1"/>The tribute of the centurion (23:47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 travail of the crowd (23:48):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<text:s text:c="1"/>The testimony of the women (23:49, 55-56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The transaction of Joseph (23:50-54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35" draw:style-name="a1086" draw:master-page-name="Master1-Layout12-tx-Title-and-Text" presentation:presentation-page-layout-name="Master1-PPL12" draw:id="Slide-290">
        <draw:frame draw:id="id16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LUKE 23</text:span><text:span text:style-name="a1088" text:class-names=""/></text:p>
          </draw:text-box>
          <svg:title/>
          <svg:desc/>
        </draw:frame>
        <draw:frame draw:id="id161" presentation:style-name="a1103" draw:name="Text Placeholder 2" svg:x="1.38in" svg:y="2in" svg:width="9.4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EVENTS PRECEDING THE CRUCIFIXION (23:1-25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EVENTS DURING THE CRUCIFIXION (23:26-44, 46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EVENTS FOLLOWING THE CRUCIFIXION (23:45, 47-56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3</dc:title>
    <meta:initial-creator>David STRICKLAND</meta:initial-creator>
    <dc:creator>David STRICKLAND</dc:creator>
    <meta:creation-date>2020-02-23T23:15:51Z</meta:creation-date>
    <dc:date>2020-02-23T23:15:52Z</dc:date>
    <meta:template xlink:href="BibleStudy" xlink:type="simple"/>
    <meta:editing-cycles>1</meta:editing-cycles>
    <meta:editing-duration>PT0S</meta:editing-duration>
    <meta:document-statistic meta:paragraph-count="138" meta:word-count="1268"/>
  </office:meta>
</office:document-meta>
</file>